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8pt" style:text-underline-style="solid" style:text-underline-width="auto" style:text-underline-color="font-color" officeooo:rsid="00137eaf" officeooo:paragraph-rsid="00137eaf" style:font-size-asian="24.5pt" style:font-size-complex="28pt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137eaf" officeooo:paragraph-rsid="00137eaf" style:font-size-asian="15pt" style:font-size-complex="15pt"/>
    </style:style>
    <style:style style:name="P3" style:family="paragraph" style:parent-style-name="Standard">
      <style:text-properties fo:font-size="18pt" style:text-underline-style="solid" style:text-underline-width="auto" style:text-underline-color="font-color" officeooo:rsid="00137eaf" officeooo:paragraph-rsid="00137eaf" style:font-size-asian="18pt" style:font-size-complex="18pt"/>
    </style:style>
    <style:style style:name="P4" style:family="paragraph" style:parent-style-name="Standard">
      <style:text-properties fo:font-size="20pt" style:text-underline-style="none" officeooo:rsid="00137eaf" officeooo:paragraph-rsid="00137eaf" style:font-size-asian="17.5pt" style:font-size-complex="20pt"/>
    </style:style>
    <style:style style:name="P5" style:family="paragraph" style:parent-style-name="Standard">
      <style:text-properties fo:font-size="15pt" style:text-underline-style="none" officeooo:rsid="00137eaf" officeooo:paragraph-rsid="00137eaf" style:font-size-asian="15pt" style:font-size-complex="15pt"/>
    </style:style>
    <style:style style:name="P6" style:family="paragraph" style:parent-style-name="Standard">
      <style:text-properties fo:font-size="15pt" style:text-underline-style="none" officeooo:rsid="00137eaf" officeooo:paragraph-rsid="00137eaf" style:font-size-asian="13.1000003814697pt" style:font-size-complex="15pt"/>
    </style:style>
    <style:style style:name="P7" style:family="paragraph" style:parent-style-name="Standard">
      <style:text-properties fo:font-size="18pt" style:text-underline-style="none" officeooo:rsid="00137eaf" officeooo:paragraph-rsid="00137eaf" style:font-size-asian="15.75pt" style:font-size-complex="18pt"/>
    </style:style>
    <style:style style:name="P8" style:family="paragraph" style:parent-style-name="Standard">
      <style:text-properties fo:font-size="18pt" style:text-underline-style="none" officeooo:rsid="00137eaf" officeooo:paragraph-rsid="00137eaf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fo:font-size="20pt" style:text-underline-style="none" style:font-size-asian="17.5pt" style:font-size-complex="20pt"/>
    </style:style>
    <style:style style:name="T3" style:family="text">
      <style:text-properties fo:font-size="7pt" style:text-underline-style="none" style:font-size-asian="6.09999990463257pt" style:font-size-complex="7pt"/>
    </style:style>
    <style:style style:name="T4" style:family="text">
      <style:text-properties fo:font-size="15pt" style:text-underline-style="none" style:font-size-asian="13.1000003814697pt" style:font-size-complex="15pt"/>
    </style:style>
    <style:style style:name="T5" style:family="text">
      <style:text-properties fo:font-size="15pt" style:text-underline-style="none" officeooo:rsid="00145306" style:font-size-asian="13.1000003814697pt" style:font-size-complex="15pt"/>
    </style:style>
    <style:style style:name="T6" style:family="text">
      <style:text-properties fo:font-size="15pt" style:text-underline-style="none" officeooo:rsid="00185ea7" style:font-size-asian="13.1000003814697pt" style:font-size-complex="15pt"/>
    </style:style>
    <style:style style:name="T7" style:family="text">
      <style:text-properties officeooo:rsid="00185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Panda</text:span>s<text:span text:style-name="T1"> <text:s text:c="35"/></text:span><text:span text:style-name="T2">Name: _________</text:span></text:p>
      <text:p text:style-name="P1"><text:span text:style-name="T2"><text:tab/><text:tab/><text:tab/><text:tab/><text:tab/><text:tab/><text:tab/><text:tab/><text:tab/> </text:span><text:span text:style-name="T3"><text:s text:c="7"/></text:span><text:span text:style-name="T2">Date: __________</text:span></text:p>
      <text:p text:style-name="P4"/>
      <text:p text:style-name="P2"><text:span text:style-name="T1">Use the National Geographic book </text:span><text:span text:style-name="T7">Panda</text:span>s<text:span text:style-name="T1"> to answer these questions. Be sure to use full sentences!</text:span></text:p>
      <text:p text:style-name="P5"/>
      <text:p text:style-name="P5">1. What <text:span text:style-name="T7">is a panda's favorite food? How much do they eat?</text:span></text:p>
      <text:p text:style-name="P2"/>
      <text:p text:style-name="P7">_______________________________________________________ _______________________________________________________ _______________________________________________________</text:p>
      <text:p text:style-name="P6"/>
      <text:p text:style-name="P6">2. Wh<text:span text:style-name="T7">ere do pandas live?</text:span></text:p>
      <text:p text:style-name="P6"/>
      <text:p text:style-name="P8">_______________________________________________________ _______________________________________________________ </text:p>
      <text:p text:style-name="P6"/>
      <text:p text:style-name="P3"><text:span text:style-name="T4">3. </text:span><text:span text:style-name="T6">What time of year do panda moms have babies?</text:span></text:p>
      <text:p text:style-name="P6"/>
      <text:p text:style-name="P7">_______________________________________________________ _______________________________________________________ _______________________________________________________</text:p>
      <text:p text:style-name="P6"/>
      <text:p text:style-name="P6">4. How <text:span text:style-name="T7">old is a panda when it opens its eyes? How old is it when it starts to walk?</text:span></text:p>
      <text:p text:style-name="P6"/>
      <text:p text:style-name="P7">_______________________________________________________ _______________________________________________________ _______________________________________________________</text:p>
      <text:p text:style-name="P7"/>
      <text:p text:style-name="P5">5. <text:span text:style-name="T7">How many pandas live in the wild?</text:span></text:p>
      <text:p text:style-name="P7">_______________________________________________________ _______________________________________________________ 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07:06:22.803000000</meta:creation-date>
    <meta:print-date>2017-12-06T07:30:26.384000000</meta:print-date>
    <dc:date>2017-12-11T05:41:29.301000000</dc:date>
    <meta:editing-duration>PT10H34M45S</meta:editing-duration>
    <meta:editing-cycles>2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13" meta:word-count="90" meta:character-count="1214" meta:non-whitespace-character-count="1084"/>
  </office:meta>
</office:document-meta>
</file>